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Carl Joseph Hirner III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/>
          <table:table-cell office:value-type="string" calcext:value-type="string">
            <text:p>{Housekeeping/IT}{Manager/Laborer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54:32" calcext:value-type="string">
            <text:p>54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51:12" calcext:value-type="string" table:number-columns-spanned="1" table:number-rows-spanned="7">
            <text:p>51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51:12" calcext:value-type="string">
            <text:p>51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52:12" calcext:value-type="string">
            <text:p>52:12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43:0" calcext:value-type="string">
            <text:p>43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52:12" calcext:value-type="string">
            <text:p>52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9" calcext:value-type="float">
            <text:p>9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9:0" calcext:value-type="string">
            <text:p>9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51:0" calcext:value-type="string">
            <text:p>51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51:0" calcext:value-type="string" table:number-columns-spanned="1" table:number-rows-spanned="7">
            <text:p>51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9" calcext:value-type="float">
            <text:p>9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9:0" calcext:value-type="string">
            <text:p>9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50:0" calcext:value-type="string">
            <text:p>5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8" calcext:value-type="float">
            <text:p>8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8:0" calcext:value-type="string">
            <text:p>8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41:0" calcext:value-type="string">
            <text:p>41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41:0" calcext:value-type="string">
            <text:p>41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4]-[.H44]&lt;0;([.H44]-[.F44]);([.H44]-[.F44])*-1)" office:value-type="float" office:value="8" calcext:value-type="float">
            <text:p>8</text:p>
          </table:table-cell>
          <table:table-cell table:style-name="ce3" table:formula="of:=IF([.G44]-[.I44]&lt;0;([.I44]-[.G44]);([.I44]-[.G44])*-1)" office:value-type="float" office:value="30" calcext:value-type="float">
            <text:p>3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8:30" calcext:value-type="string">
            <text:p>8:3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33:0" calcext:value-type="string" table:number-columns-spanned="1" table:number-rows-spanned="7">
            <text:p>33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33:0" calcext:value-type="string">
            <text:p>33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24:0" calcext:value-type="string">
            <text:p>24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24:0" calcext:value-type="string">
            <text:p>24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46]-[.H46]&lt;0;([.H46]-[.F46]);([.H46]-[.F46])*-1)" office:value-type="float" office:value="8" calcext:value-type="float">
            <text:p>8</text:p>
          </table:table-cell>
          <table:table-cell table:style-name="ce3" table:formula="of:=IF([.G46]-[.I46]&lt;0;([.I46]-[.G46]);([.I46]-[.G46])*-1)" office:value-type="float" office:value="30" calcext:value-type="float">
            <text:p>3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8:30" calcext:value-type="string">
            <text:p>8:3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24:0" calcext:value-type="string">
            <text:p>24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24:0" calcext:value-type="string">
            <text:p>24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8" calcext:value-type="float">
            <text:p>8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8:0" calcext:value-type="string">
            <text:p>8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16:0" calcext:value-type="string">
            <text:p>16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16:0" calcext:value-type="string">
            <text:p>16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8" calcext:value-type="float">
            <text:p>8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8:0" calcext:value-type="string">
            <text:p>8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8:0" calcext:value-type="string" table:number-columns-spanned="1" table:number-rows-spanned="7">
            <text:p>8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9:34:30.429534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58M57S</meta:editing-duration>
    <meta:editing-cycles>28</meta:editing-cycles>
    <meta:generator>LibreOffice/5.0.6.3$Linux_X86_64 LibreOffice_project/00m0$Build-3</meta:generator>
    <dc:date>2016-07-31T19:36:07.203162755</dc:date>
    <meta:document-statistic meta:table-count="1" meta:cell-count="1342" meta:object-count="0"/>
  </office:meta>
</office:document-meta>
</file>